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cc4" officeooo:paragraph-rsid="0001acc4"/>
    </style:style>
    <style:style style:name="P2" style:family="paragraph" style:parent-style-name="Standard">
      <style:text-properties officeooo:rsid="0002d1e9" officeooo:paragraph-rsid="0002d1e9"/>
    </style:style>
    <style:style style:name="T1" style:family="text">
      <style:text-properties officeooo:rsid="0003c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antario harware e software computadores manutenção</text:p>
      <text:p text:style-name="P1"/>
      <text:p text:style-name="P1">TAG - </text:p>
      <text:p text:style-name="P1">TIPO - </text:p>
      <text:p text:style-name="P1">FABRICANTE - </text:p>
      <text:p text:style-name="P1">MODELO - </text:p>
      <text:p text:style-name="P1">NUMERO DE SERIE - </text:p>
      <text:p text:style-name="P1">LOCALIZAÇÃO - </text:p>
      <text:p text:style-name="P1"/>
      <text:p text:style-name="P1">1 - HARDWARE</text:p>
      <text:p text:style-name="P1">1.1 – RAM -</text:p>
      <text:p text:style-name="P1">1.2 – CPU -</text:p>
      <text:p text:style-name="P1">1.3 – HD -</text:p>
      <text:p text:style-name="P1">1.4 – SSD -</text:p>
      <text:p text:style-name="P1"/>
      <text:p text:style-name="P2">2 – SOFTWARE - </text:p>
      <text:p text:style-name="P2">2.1 – SISTEMA OPERACIONAL -</text:p>
      <text:p text:style-name="P2">2.1.1 – VERSAO -</text:p>
      <text:p text:style-name="P2">2.1.2 – FABRICANTE -</text:p>
      <text:p text:style-name="P2">2.1.3 – TIPO DE LICENÇA -</text:p>
      <text:p text:style-name="P2">2.1.4 – NUMERO DA LICENÇA -</text:p>
      <text:p text:style-name="P2">2.1.5 – DATA DE EXPIRAÇÃO -</text:p>
      <text:p text:style-name="P2">2.1.6 – ULTIMA ATUALIZAÇÃO -</text:p>
      <text:p text:style-name="P2">2.1.7 – COMPATIBILIDADE -</text:p>
      <text:p text:style-name="P2">2.1.8 – SOFTWARE CRITICO -</text:p>
      <text:p text:style-name="P2">2.1.9 – DONGLE/CHAVE FISICA -</text:p>
      <text:p text:style-name="P2">2.1.10 – <text:span text:style-name="T1">LOCALIZAÇÃO DONGLE <text:s/>-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07:39:50.285945383</meta:creation-date>
    <dc:date>2025-11-24T07:48:57.894979160</dc:date>
    <meta:editing-duration>PT9M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82" meta:character-count="471" meta:non-whitespace-character-count="388"/>
  </office:meta>
</office:document-meta>
</file>